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220754" officeooo:paragraph-rsid="00220754" style:font-weight-asian="normal" style:font-weight-complex="normal"/>
    </style:style>
    <style:style style:name="P2" style:family="paragraph" style:parent-style-name="Standard">
      <style:text-properties style:font-name="Times New Roman" fo:font-weight="bold" officeooo:rsid="00206b8f" officeooo:paragraph-rsid="00206b8f" style:font-weight-asian="bold" style:font-weight-complex="bold"/>
    </style:style>
    <style:style style:name="P3" style:family="paragraph" style:parent-style-name="Standard">
      <style:text-properties style:font-name="Times New Roman" fo:font-weight="bold" officeooo:rsid="001eadfc" officeooo:paragraph-rsid="001eadfc" style:font-weight-asian="bold" style:font-weight-complex="bold"/>
    </style:style>
    <style:style style:name="P4" style:family="paragraph" style:parent-style-name="Standard">
      <style:text-properties style:font-name="Times New Roman" fo:font-weight="bold" officeooo:rsid="001e6235" officeooo:paragraph-rsid="001e6235" style:font-weight-asian="bold" style:font-weight-complex="bold"/>
    </style:style>
    <style:style style:name="P5" style:family="paragraph" style:parent-style-name="Standard">
      <style:text-properties style:font-name="Times New Roman" fo:font-weight="bold" officeooo:rsid="002030a6" officeooo:paragraph-rsid="002030a6" style:font-weight-asian="bold" style:font-weight-complex="bold"/>
    </style:style>
    <style:style style:name="P6" style:family="paragraph" style:parent-style-name="Standard">
      <style:text-properties style:font-name="Times New Roman" fo:font-weight="bold" officeooo:rsid="00220754" officeooo:paragraph-rsid="00220754" style:font-weight-asian="bold" style:font-weight-complex="bold"/>
    </style:style>
    <style:style style:name="P7" style:family="paragraph" style:parent-style-name="Standard">
      <style:text-properties style:font-name="Times New Roman" fo:font-weight="normal" officeooo:rsid="00206b8f" officeooo:paragraph-rsid="00206b8f" style:font-weight-asian="normal" style:font-weight-complex="normal"/>
    </style:style>
    <style:style style:name="P8" style:family="paragraph" style:parent-style-name="Standard" style:list-style-name="L1">
      <style:text-properties style:font-name="Times New Roman" fo:font-weight="normal" officeooo:rsid="00206b8f" officeooo:paragraph-rsid="00206b8f" style:font-weight-asian="normal" style:font-weight-complex="normal"/>
    </style:style>
    <style:style style:name="P9" style:family="paragraph" style:parent-style-name="Standard" style:list-style-name="L5">
      <style:text-properties style:font-name="Times New Roman" fo:font-weight="normal" officeooo:rsid="00206b8f" officeooo:paragraph-rsid="00206b8f" style:font-weight-asian="normal" style:font-weight-complex="normal"/>
    </style:style>
    <style:style style:name="P10" style:family="paragraph" style:parent-style-name="Standard" style:list-style-name="L4">
      <style:text-properties style:font-name="Times New Roman" fo:font-weight="normal" officeooo:rsid="002030a6" officeooo:paragraph-rsid="002030a6" style:font-weight-asian="normal" style:font-weight-complex="normal"/>
    </style:style>
    <style:style style:name="P11" style:family="paragraph" style:parent-style-name="Standard">
      <style:text-properties style:font-name="Times New Roman" fo:font-weight="normal" officeooo:rsid="002030a6" officeooo:paragraph-rsid="002030a6" style:font-weight-asian="normal" style:font-weight-complex="normal"/>
    </style:style>
    <style:style style:name="P12" style:family="paragraph" style:parent-style-name="Standard" style:list-style-name="L5">
      <style:text-properties style:font-name="Times New Roman" fo:font-weight="normal" officeooo:rsid="002030a6" officeooo:paragraph-rsid="002030a6" style:font-weight-asian="normal" style:font-weight-complex="normal"/>
    </style:style>
    <style:style style:name="P13" style:family="paragraph" style:parent-style-name="Standard">
      <style:text-properties style:font-name="Times New Roman" fo:font-weight="normal" officeooo:rsid="00220754" officeooo:paragraph-rsid="00220754" style:font-weight-asian="normal" style:font-weight-complex="normal"/>
    </style:style>
    <style:style style:name="P14" style:family="paragraph" style:parent-style-name="Standard">
      <style:text-properties style:font-name="Times New Roman" officeooo:rsid="001eadfc" officeooo:paragraph-rsid="001eadfc"/>
    </style:style>
    <style:style style:name="P15" style:family="paragraph" style:parent-style-name="Standard" style:list-style-name="L2">
      <style:text-properties style:font-name="Times New Roman" officeooo:rsid="001eadfc" officeooo:paragraph-rsid="001eadfc"/>
    </style:style>
    <style:style style:name="P16" style:family="paragraph" style:parent-style-name="Standard" style:list-style-name="L3">
      <style:text-properties style:font-name="Times New Roman" officeooo:rsid="001eadfc" officeooo:paragraph-rsid="001eadfc"/>
    </style:style>
    <style:style style:name="P17" style:family="paragraph" style:parent-style-name="Standard" style:list-style-name="L3">
      <style:text-properties style:font-name="Times New Roman" officeooo:rsid="002030a6" officeooo:paragraph-rsid="002030a6"/>
    </style:style>
    <style:style style:name="P18" style:family="paragraph" style:parent-style-name="Standard">
      <style:text-properties style:font-name="Times New Roman" officeooo:rsid="001e6235" officeooo:paragraph-rsid="001e6235"/>
    </style:style>
    <style:style style:name="P19" style:family="paragraph" style:parent-style-name="Standard">
      <style:text-properties style:font-name="Times New Roman" officeooo:rsid="00262a6a" officeooo:paragraph-rsid="00262a6a"/>
    </style:style>
    <style:style style:name="T1" style:family="text">
      <style:text-properties officeooo:rsid="00220754"/>
    </style:style>
    <style:style style:name="T2"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ope Changes</text:p>
      <text:p text:style-name="P2"/>
      <text:p text:style-name="P7">There were two scope changes:</text:p>
      <text:p text:style-name="P2"/>
      <text:list xml:id="list5865431355194963443" text:style-name="L1">
        <text:list-item>
          <text:p text:style-name="P8">Some requirements dealing with adjustable parameters were downgraded from “shall” to “may”. This change, as it turns out, was unnecessary.</text:p>
        </text:list-item>
        <text:list-item>
          <text:p text:style-name="P8">The performance requirement that no more than 3 seconds should occur between video recording and playback was replaced by a requirement that the frame rate shall be greater than 7 FPS.</text:p>
        </text:list-item>
      </text:list>
      <text:p text:style-name="P2"/>
      <text:p text:style-name="P7">The latter change was necessary based on an updated understanding of my implementation of Eulerian video magnification; without a larger buffer (and, consequently, a larger time interval between recording and displaying a video frame), the algorithm would not have had enough information to isolate many interesting frequencies.</text:p>
      <text:p text:style-name="P2"/>
      <text:p text:style-name="P2">List of Deliverables</text:p>
      <text:p text:style-name="P7"/>
      <text:p text:style-name="P7"/>
      <text:p text:style-name="P14"/>
      <text:p text:style-name="P3">Known Bugs</text:p>
      <text:p text:style-name="P14"/>
      <text:list xml:id="list5920716139141853050" text:style-name="L2">
        <text:list-item>
          <text:p text:style-name="P15">If the low frequency is set to 0 when using the Gaussian pyramid filter and the amplification level is not set to 0, the resultant image is almost completely white.</text:p>
        </text:list-item>
        <text:list-item>
          <text:p text:style-name="P15">I have observed the low and high bandpass level sliders in inverted positions, but I have been unable to reproduce it consistently.</text:p>
        </text:list-item>
        <text:list-item>
          <text:p text:style-name="P15">One of either the up pyramid or down pyramid algorithms does not handle the top-right corner correctly. This can be observed when using the Laplacian image pyramid algorithm.</text:p>
        </text:list-item>
        <text:list-item>
          <text:p text:style-name="P15">The temporal integrity of the video feed is not completely or perfectly preserved. This is because the F<text:span text:style-name="T1">ast Fourier Transform (FFT)</text:span> algorithm is used as the bandpass filter, and, while nice for larger video buffers, this algorithm often causes changes to be seen at different times from when they actually occur in the video feed.</text:p>
        </text:list-item>
      </text:list>
      <text:p text:style-name="P14"/>
      <text:p text:style-name="P3">Recommended Enhancements</text:p>
      <text:p text:style-name="P14"/>
      <text:list xml:id="list5727332346527258871" text:style-name="L3">
        <text:list-item>
          <text:p text:style-name="P16">The high and low frequency setting sliders should display numbers that correspond to the frequencies they are selecting. They currently display a number that is more representative of an uneven percentage in the possible frequency range.</text:p>
        </text:list-item>
        <text:list-item>
          <text:p text:style-name="P16">The program could easily identify the signal with the largest amplitude, determine if that signal is significant enough, and display the result on the screen through the OpenCV API if it is significant enough. This would allow us to, for example, display an estimated frequency for a subject's heart beat numerically on the screen without significant computational overhead.</text:p>
        </text:list-item>
        <text:list-item>
          <text:p text:style-name="P16">The FFT is an excellent algorithm for signal analysis, but it is not the ideal bandpass filter. The use of a Butterworth bandpass filter could potentially reduce the delay between image recording and display to less than half a second. Since the parameters to such <text:soft-page-break/>algorithms must be computed beforehand, such an approach would probably involve having several presets to isolate common frequency pass bands.</text:p>
        </text:list-item>
        <text:list-item>
          <text:p text:style-name="P16">Using a graphical kit other than that provided by OpenCV would provide much more freedom in what could be accomplished in the GUI.</text:p>
        </text:list-item>
        <text:list-item>
          <text:p text:style-name="P16">The program should allow the user to select from a list of available video recording devices.</text:p>
        </text:list-item>
        <text:list-item>
          <text:p text:style-name="P17">It would be nice if the program allowed the user to record video to a file for sharing online or future review.</text:p>
        </text:list-item>
      </text:list>
      <text:p text:style-name="P18"/>
      <text:p text:style-name="P4">Proposal Satisfaction</text:p>
      <text:p text:style-name="P18"/>
      <text:p text:style-name="P19">The focus of this project was on image analysis. A secondary focus was on digital signal processing, though this was not stated explicitly in the project proposal. The proposed project aimed to apply this focus using Eulerian video magnification on a live video stream. This project succeeded in doing so.</text:p>
      <text:p text:style-name="P19"><text:tab/>This project touched several important areas of image analysis, including edge detection (the Laplacian image pyramid), pixel-by-pixel image manipulation, and navigating multi-channel images in a live video stream. I believe I have learned enough about image manipulation and analysis to be comfortable working with other areas of the OpenCV library for locating facial features.</text:p>
      <text:p text:style-name="P19"><text:tab/>This project utilized a bandpass filter on a video feed, which is an uncommon approach to identifying changes in video over time. This required me to learn a lot about signal processing in order to determine the best approach for this project. While the approach I took worked, there are better ways of doing this that could make it far more efficient.</text:p>
      <text:p text:style-name="P19"><text:tab/>The end result satisfied all of the original requirements in their unmodified form with one exception, which was remedied by a requirements change (see the section titled “Scope Changes”).</text:p>
      <text:p text:style-name="P19"><text:tab/>The project took much longer to complete than planned. At one point, I was convinced that is was impossible for my design to work correctly because of computational complexity. That being said, this project should not have taken as long to complete as it did and I take full responsibility for that.</text:p>
      <text:p text:style-name="P19"><text:tab/>In the end, I do believe this project was a success. I fulfilled all of the requirements and produced a small application that functions as advertised in the project proposal. While there were many difficulties and I would not recommend this project to other undergraduate students, I believe that it was well worth the experience.</text:p>
      <text:p text:style-name="P14"/>
      <text:p text:style-name="P5">What Was Accomplished</text:p>
      <text:p text:style-name="P5"/>
      <text:list xml:id="list7684153889736736828" text:style-name="L4">
        <text:list-item>
          <text:p text:style-name="P10">Implemented the Gaussian pyramid image down-sampling algorithm.</text:p>
        </text:list-item>
        <text:list-item>
          <text:p text:style-name="P10">Implemented the Laplacian pyramid image down-sampling and edge detection algorithm.</text:p>
        </text:list-item>
        <text:list-item>
          <text:p text:style-name="P10">Implemented a basic FFT algorithm.</text:p>
        </text:list-item>
        <text:list-item>
          <text:p text:style-name="P10">Used the FFT algorithm to implement a basic adjustable bandpass filter.</text:p>
        </text:list-item>
        <text:list-item>
          <text:p text:style-name="P10">Implemented an image pyramid up-sampling algorithm.</text:p>
        </text:list-item>
        <text:list-item>
          <text:p text:style-name="P10">Used multiple threads and a rotating buffer to process data concurrently.</text:p>
        </text:list-item>
        <text:list-item>
          <text:p text:style-name="P10">Produced the first publicly available implementation of Eulerian video magnification that operates on a live video feed.</text:p>
        </text:list-item>
      </text:list>
      <text:p text:style-name="P5"><text:soft-page-break/></text:p>
      <text:p text:style-name="P5">What Was Learned</text:p>
      <text:p text:style-name="P5"/>
      <text:p text:style-name="P11">I learned a lot about image and signal processing from this project. I also learned a lot about multi-threading and the C++ 11 libraries for thread synchronization. Some of what I learned is summarized below:</text:p>
      <text:p text:style-name="P5"/>
      <text:list xml:id="list5629879975715098470" text:style-name="L5">
        <text:list-item>
          <text:p text:style-name="P12">I learned that the FFT algorithm, when used as a bandpass filter, does not perfectly preserve the timing of signals.</text:p>
        </text:list-item>
        <text:list-item>
          <text:p text:style-name="P12">I learned what a Gaussian kernel is and how to apply one to an image.</text:p>
        </text:list-item>
        <text:list-item>
          <text:p text:style-name="P12">I learned how to use condition variables to synchronize threads.</text:p>
        </text:list-item>
        <text:list-item>
          <text:p text:style-name="P12">I learned how to use lambda functions in C++ 11 and associate them with various scopes.</text:p>
        </text:list-item>
        <text:list-item>
          <text:p text:style-name="P12">It may not be possible to adjust a Butterworth bandpass filter's pass band while it is being applied to a live video stream, but it may still be a superior bandpass filter for the purposes of this project.</text:p>
        </text:list-item>
        <text:list-item>
          <text:p text:style-name="P12">It is entirely possible to implement EVM in such a way as to make it run on multi-core mobile devices.</text:p>
        </text:list-item>
        <text:list-item>
          <text:p text:style-name="P9">I learned that I would have greatly benefited from taking more time to partition the project into meaningful tasks before getting into the coding.</text:p>
        </text:list-item>
        <text:list-item>
          <text:p text:style-name="P9">Sometimes the most difficult part of a project can be selecting the library to use for a given task.</text:p>
        </text:list-item>
        <text:list-item>
          <text:p text:style-name="P12">The curtains in my home move in a wave-like pattern when the AC turns on.</text:p>
        </text:list-item>
      </text:list>
      <text:p text:style-name="P5"/>
      <text:p text:style-name="P6">Sources</text:p>
      <text:p text:style-name="P6"/>
      <text:p text:style-name="P13">The following is a list of links to web pages and books that I used to research Eulerian video magnification, bandpass filters, and Gaussian and Laplacian image pyramids.</text:p>
      <text:p text:style-name="P13"/>
      <text:p text:style-name="P1"><text:a xlink:type="simple" xlink:href="http://people.csail.mit.edu/mrub/vidmag/"><text:span text:style-name="T2">http://people.csail.mit.edu/mrub/vidmag/</text:span></text:a></text:p>
      <text:p text:style-name="P1"><text:a xlink:type="simple" xlink:href="https://github.com/brycedrennan/eulerian-magnification"><text:span text:style-name="T2">https://github.com/brycedrennan/eulerian-magnification</text:span></text:a></text:p>
      <text:p text:style-name="P1"><text:a xlink:type="simple" xlink:href="http://docs.opencv.org/doc/tutorials/imgproc/pyramids/pyramids.html"><text:span text:style-name="T2">http://docs.opencv.org/doc/tutorials/imgproc/pyramids/pyramids.html</text:span></text:a></text:p>
      <text:p text:style-name="P1"><text:a xlink:type="simple" xlink:href="http://www.drdobbs.com/cpp/a-simple-and-efficient-fft-implementatio/199500857"><text:span text:style-name="T2">http://www.drdobbs.com/cpp/a-simple-and-efficient-fft-implementatio/199500857</text:span></text:a></text:p>
      <text:p text:style-name="P1"><text:a xlink:type="simple" xlink:href="http://persci.mit.edu/pub_pdfs/RCA84.pdf"><text:span text:style-name="T2">http://persci.mit.edu/pub_pdfs/RCA84.pdf</text:span></text:a></text:p>
      <text:p text:style-name="P1"><text:a xlink:type="simple" xlink:href="http://www.amazon.com/Digital-Signal-Processing-4th-Edition/dp/0131873741"><text:span text:style-name="T2">http://www.amazon.com/Digital-Signal-Processing-4th-Edition/dp/013187374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1:25:47.156671687</meta:creation-date>
    <dc:date>2014-10-11T16:29:01.271305618</dc:date>
    <meta:editing-duration>PT45M9S</meta:editing-duration>
    <meta:editing-cycles>4</meta:editing-cycles>
    <meta:generator>LibreOffice/4.2.6.3$Linux_X86_64 LibreOffice_project/420m0$Build-3</meta:generator>
    <meta:document-statistic meta:table-count="0" meta:image-count="0" meta:object-count="0" meta:page-count="3" meta:paragraph-count="52" meta:word-count="1119" meta:character-count="7037" meta:non-whitespace-character-count="5993"/>
  </office:meta>
</office:document-meta>
</file>